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1"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Preformatted_20_Text">
      <style:text-properties fo:font-size="16pt" style:font-size-asian="16pt" style:font-size-complex="16pt"/>
    </style:style>
    <style:style style:name="P3" style:family="paragraph" style:parent-style-name="Standard">
      <style:text-properties style:font-name="DejaVu Sans Mono1"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DejaVu Sans" fo:font-size="13pt" style:font-size-asian="13pt" style:font-size-complex="13pt"/>
    </style:style>
    <style:style style:name="P6" style:family="paragraph" style:parent-style-name="Preformatted_20_Text">
      <style:text-properties fo:font-size="16pt" style:font-size-asian="16pt" style:font-size-complex="16pt"/>
    </style:style>
    <style:style style:name="P7" style:family="paragraph" style:parent-style-name="Preformatted_20_Text">
      <style:text-properties fo:font-size="11pt" style:font-size-asian="11pt" style:font-size-complex="11pt"/>
    </style:style>
    <style:style style:name="P8" style:family="paragraph" style:parent-style-name="Preformatted_20_Text">
      <style:paragraph-properties fo:margin-top="0in" fo:margin-bottom="0.1965in"/>
      <style:text-properties fo:font-size="16pt" style:font-size-asian="16pt" style:font-size-complex="16pt"/>
    </style:style>
    <style:style style:name="P9" style:family="paragraph" style:parent-style-name="Preformatted_20_Text">
      <style:paragraph-properties fo:margin-top="0in" fo:margin-bottom="0.1965in"/>
      <style:text-properties style:font-name="DejaVu Sans" fo:font-size="13pt" style:font-size-asian="13pt" style:font-size-complex="13pt"/>
    </style:style>
    <style:style style:name="T1" style:family="text">
      <style:text-properties style:font-name="DejaVu Sans" fo:font-size="13pt" style:font-size-asian="13pt" style:font-size-complex="13pt"/>
    </style:style>
    <style:style style:name="T2" style:family="text">
      <style:text-properties style:font-name="DejaVu Sans" fo:font-size="12pt" style:text-underline-style="none" style:font-size-asian="12pt" style:font-size-complex="12pt"/>
    </style:style>
    <style:style style:name="T3" style:family="text">
      <style:text-properties style:font-name="DejaVu Sans" style:text-underline-style="none"/>
    </style:style>
    <style:style style:name="T4" style:family="text">
      <style:text-properties style:font-name="DejaVu Sans" fo:font-size="11pt" style:text-underline-style="none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SF Membership Application for Nominated Member</text:p>
      <text:p text:style-name="P1"/>
      <text:p text:style-name="P1"><text:span text:style-name="T4">To be eligible for membership in the Python Software Foundation as a nominated member, a person must be nominated by a current member of the corporation. A nominated member will be admitted upon receipt of this completed application and a majority vote of the existing members of the corporation. See the </text:span><text:a xlink:type="simple" xlink:href="http://www.python.org/psf/membership/">PSF Membership FAQ</text:a><text:span text:style-name="T4"> ( </text:span><text:a xlink:type="simple" xlink:href="http://www.python.org/psf/membership/">http://www.python.org/psf/membership/</text:a><text:span text:style-name="T4"> ) for details.</text:span></text:p>
      <text:p text:style-name="P7"/>
      <text:p text:style-name="P2">Name: ___________________________________________</text:p>
      <text:p text:style-name="P2"/>
      <text:p text:style-name="P2">Email: __________________________________________</text:p>
      <text:p text:style-name="P2"/>
      <text:p text:style-name="P2">Affiliation: _____________________________ <text:span text:style-name="T7">(optional)</text:span></text:p>
      <text:p text:style-name="P2"/>
      <text:p text:style-name="P2">Postal address: _________________________________</text:p>
      <text:p text:style-name="P2"/>
      <text:p text:style-name="P2"><text:s text:c="16"/>_________________________________</text:p>
      <text:p text:style-name="P2"/>
      <text:p text:style-name="P2"><text:s text:c="16"/>_________________________________</text:p>
      <text:p text:style-name="P2"/>
      <text:p text:style-name="P2"><text:s text:c="16"/>_________________________________</text:p>
      <text:p text:style-name="P2"/>
      <text:p text:style-name="P2">Phone number: ___________________________________</text:p>
      <text:p text:style-name="P2"/>
      <text:p text:style-name="P2">Fax number: _____________________________________</text:p>
      <text:p text:style-name="P2"/>
      <text:p text:style-name="P2"/>
      <text:p text:style-name="P8">Date / Signature: _______________________________</text:p>
      <text:p text:style-name="P9"/>
      <text:p text:style-name="P9">Please send the <text:span text:style-name="T10">signed</text:span> application form to the PSF in one of the following ways:</text:p>
      <text:p text:style-name="P9">By Mail:<text:tab/>Python Software Foundation<text:line-break/><text:tab/><text:tab/>P.O. Box 848<text:line-break/><text:tab/><text:tab/>Hampton, NH 03843<text:line-break/><text:tab/><text:tab/>USA</text:p>
      <text:p text:style-name="P5">By Fax: <text:tab/>+1 858 712 8966</text:p>
      <text:p text:style-name="P5"/>
      <text:p text:style-name="Standard"><text:span text:style-name="T1">By E-Mail: </text:span><text:a xlink:type="simple" xlink:href="mailto:psf@python.org"><text:span text:style-name="T1">psf@python.org</text:span></text:a><text:span text:style-name="T1"> (send a photo or sca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D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Nimbus Roman No9 L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3-10T13:56:47</meta:creation-date>
    <dc:date>2009-04-21T18:25:00</dc:date>
    <meta:print-date>2009-03-10T14:13:18</meta:print-date>
    <meta:editing-cycles>4</meta:editing-cycles>
    <meta:editing-duration>PT43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21" meta:character-count="1147"/>
  </office:meta>
</office:document-meta>
</file>